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9b5a7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79" style:family="paragraph" style:parent-style-name="Standard">
      <style:text-properties officeooo:paragraph-rsid="1044b2e0"/>
    </style:style>
    <style:style style:name="P80" style:family="paragraph" style:parent-style-name="Standard">
      <style:text-properties officeooo:paragraph-rsid="104d50c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7" style:family="paragraph" style:parent-style-name="Footnote">
      <style:text-properties officeooo:paragraph-rsid="107b5618"/>
    </style:style>
    <style:style style:name="P88" style:family="paragraph" style:parent-style-name="Standard">
      <style:text-properties officeooo:paragraph-rsid="107ad9ef"/>
    </style:style>
    <style:style style:name="P89" style:family="paragraph" style:parent-style-name="Footnote">
      <style:text-properties officeooo:paragraph-rsid="102c1a0f"/>
    </style:style>
    <style:style style:name="P90" style:family="paragraph" style:parent-style-name="Standard">
      <style:text-properties officeooo:paragraph-rsid="1090da41"/>
    </style:style>
    <style:style style:name="P91" style:family="paragraph" style:parent-style-name="Footnote">
      <style:text-properties officeooo:paragraph-rsid="10910fb9"/>
    </style:style>
    <style:style style:name="P92" style:family="paragraph" style:parent-style-name="Standard">
      <style:text-properties officeooo:paragraph-rsid="10929fde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officeooo:rsid="1094783a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9" style:family="text">
      <style:text-properties officeooo:rsid="04473353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officeooo:rsid="0aace3cd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officeooo:rsid="0f8f58bd"/>
    </style:style>
    <style:style style:name="T279" style:family="text">
      <style:text-properties officeooo:rsid="0f95a7a0"/>
    </style:style>
    <style:style style:name="T280" style:family="text">
      <style:text-properties style:text-underline-style="none"/>
    </style:style>
    <style:style style:name="T281" style:family="text">
      <style:text-properties style:text-underline-style="none" officeooo:rsid="10968bf5"/>
    </style:style>
    <style:style style:name="T282" style:family="text">
      <style:text-properties officeooo:rsid="105c8aaa"/>
    </style:style>
    <style:style style:name="T283" style:family="text">
      <style:text-properties officeooo:rsid="107e8e04"/>
    </style:style>
    <style:style style:name="T284" style:family="text">
      <style:text-properties officeooo:rsid="1083fa7a"/>
    </style:style>
    <style:style style:name="T285" style:family="text">
      <style:text-properties officeooo:rsid="1094783a"/>
    </style:style>
    <style:style style:name="T286" style:family="text">
      <style:text-properties officeooo:rsid="10968bf5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5"><text:span text:style-name="Strong_20_Emphasis"><text:span text:style-name="T163">C</text:span></text:span><text:span text:style-name="Strong_20_Emphasis"><text:span text:style-name="T162">hecklist voor </text:span></text:span><text:span text:style-name="Strong_20_Emphasis"><text:span text:style-name="T164">de installatie</text:span></text:span><text:span text:style-name="Strong_20_Emphasis"><text:span text:style-name="T162"> van </text:span></text:span><text:span text:style-name="Strong_20_Emphasis"><text:span text:style-name="T168"><text:user-field-get text:name="Distro">Rocky Linux</text:user-field-get></text:span></text:span><text:span text:style-name="Strong_20_Emphasis"><text:span text:style-name="T170"><text:s/></text:span></text:span><text:span text:style-name="Strong_20_Emphasis"><text:span text:style-name="T168"><text:user-field-get text:name="Version">9.x</text:user-field-get></text:span></text:span><text:span text:style-name="Strong_20_Emphasis"><text:span text:style-name="T166"><text:note text:id="ftn1" text:note-class="footnote"><text:note-citation>1</text:note-citation><text:note-body><text:p text:style-name="P89"><text:span text:style-name="T255">D</text:span><text:span text:style-name="T253">eze </text:span><text:span text:style-name="Strong_20_Emphasis"><text:span text:style-name="T258"><text:user-field-get text:name="Distro">Rocky Linux</text:user-field-get></text:span></text:span><text:span text:style-name="T254"><text:s/></text:span><text:span text:style-name="T259"><text:user-field-get text:name="Version">9.x</text:user-field-get></text:span><text:span text:style-name="T259"><text:s/>Desktop/</text:span><text:span text:style-name="T260">Workstation</text:span><text:span text:style-name="T253"> (codenaam BlueOnyx) wordt ondersteund tot </text:span><text:span text:style-name="T257">31 </text:span><text:span text:style-name="T256">mei</text:span><text:span text:style-name="T253"> 20</text:span><text:span text:style-name="T257">32</text:span><text:span text:style-name="T253">.</text:span></text:p></text:note-body></text:note></text:span></text:span><text:span text:style-name="Strong_20_Emphasis"><text:span text:style-name="T167"><text:s/></text:span></text:span><text:span text:style-name="Strong_20_Emphasis"><text:span text:style-name="T169">Desktop/</text:span></text:span><text:span text:style-name="Strong_20_Emphasis"><text:span text:style-name="T171">Workstation</text:span></text:span><text:span text:style-name="Strong_20_Emphasis"><text:span text:style-name="T165">.</text:span></text:span></text:p>
      <text:p text:style-name="P14"/>
      <text:p text:style-name="P15"/>
      <text:p text:style-name="P93">Vul het tekstvak achter &lt;...&gt; in</text:p>
      <text:p text:style-name="P2"><text:span text:style-name="Definition"><text:span text:style-name="T14">&lt;GEBRUIKER&gt;</text:span></text:span><text:span text:style-name="T234"><text:tab/><text:tab/></text:span><text:span text:style-name="T246"> <text:tab/><text:tab/></text:span><text:span text:style-name="T235"><draw:control text:anchor-type="as-char" svg:y="-0.4cm" draw:z-index="9" draw:name="Gebruiker 2" draw:style-name="gr2" draw:text-style-name="P104" svg:width="6.002cm" svg:height="0.5cm" draw:control="control8"><svg:title>Gebruiker</svg:title><svg:desc>Volledige naam, bijv. Jan Stek</svg:desc></draw:control></text:span><text:span text:style-name="T235"><text:tab/></text:span><text:span text:style-name="T236">b</text:span><text:span text:style-name="T271">ijv.</text:span><text:span text:style-name="T237"> </text:span><text:span text:style-name="T238">J</text:span><text:span text:style-name="T244">a</text:span><text:span text:style-name="T238">n </text:span><text:span text:style-name="T244">Jansen</text:span></text:p>
      <text:p text:style-name="P92"><text:span text:style-name="Definition"><text:span text:style-name="T14">&lt;</text:span></text:span><text:span text:style-name="Definition"><text:span text:style-name="T242">g</text:span></text:span><text:span text:style-name="Definition"><text:span text:style-name="T280">ebruikersnaam</text:span></text:span><text:span text:style-name="Definition"><text:span text:style-name="T14">&gt;</text:span></text:span><text:span text:style-name="Definition"><text:span text:style-name="T280"><text:tab/></text:span></text:span><text:span text:style-name="T241"><draw:control text:anchor-type="as-char" svg:y="-0.4cm" draw:z-index="10" draw:name="Gberuikersnaam 3" draw:style-name="gr2" draw:text-style-name="P104" svg:width="6.002cm" svg:height="0.5cm" draw:control="control9"><svg:title>Gebruikersnaam</svg:title><svg:desc>Korte naam, bijv. jan</svg:desc></draw:control></text:span><text:span text:style-name="T241"><text:tab/></text:span><text:span text:style-name="T243">b</text:span><text:span text:style-name="T274">ijv.</text:span><text:span text:style-name="T5"> </text:span><text:span text:style-name="T189">j</text:span><text:span text:style-name="T190">a</text:span><text:span text:style-name="T189">n</text:span></text:p>
      <text:p text:style-name="P2"><text:span text:style-name="Definition"><text:span text:style-name="T14">&lt;</text:span></text:span><text:span text:style-name="Definition"><text:span text:style-name="T280">COMPUTERNAAM</text:span></text:span><text:span text:style-name="Definition"><text:span text:style-name="T14">&gt;</text:span></text:span><text:span text:style-name="T245"><text:tab/><text:tab/></text:span><text:span text:style-name="T280"><draw:control text:anchor-type="as-char" svg:y="-0.4cm" draw:z-index="11" draw:name="Computernaam 1" draw:style-name="gr2" draw:text-style-name="P104" svg:width="6.002cm" svg:height="0.5cm" draw:control="control10"><svg:title>Computernaam</svg:title><svg:desc>Unieke naam van de computer</svg:desc></draw:control></text:span><text:span text:style-name="T280"><text:tab/></text:span><text:span text:style-name="T281">b</text:span><text:span text:style-name="T273">ijv.</text:span><text:span text:style-name="T229"> </text:span><text:span text:style-name="T230">pc02</text:span></text:p>
      <text:p text:style-name="P2"><text:span text:style-name="Definition"><text:span text:style-name="T14">&lt;</text:span></text:span><text:span text:style-name="Definition"><text:span text:style-name="T227">GEBRUIKER</text:span></text:span><text:span text:style-name="Definition"><text:span text:style-name="T14">&gt;</text:span></text:span><text:span text:style-name="Definition"><text:span text:style-name="T227"><text:tab/></text:span></text:span><text:span text:style-name="T231"><text:tab/></text:span><text:span text:style-name="T246"> <text:tab/><text:tab/></text:span><text:span text:style-name="T235"><draw:control text:anchor-type="as-char" svg:y="-0.4cm" draw:z-index="12" draw:name="Gebruiker 3" draw:style-name="gr2" draw:text-style-name="P104" svg:width="6.002cm" svg:height="0.5cm" draw:control="control11"><svg:title>Gebruiker</svg:title><svg:desc>Volledige naam, bijv. Jan Stek</svg:desc></draw:control></text:span><text:span text:style-name="T235"><text:tab/></text:span><text:span text:style-name="T236">e</text:span><text:span text:style-name="T272">vt.</text:span><text:span text:style-name="T239"> 2</text:span><text:span text:style-name="T248">e</text:span><text:span text:style-name="T240"> gebruiker</text:span></text:p>
      <text:p text:style-name="P92"><text:span text:style-name="Definition"><text:span text:style-name="T14">&lt;</text:span></text:span><text:span text:style-name="Definition"><text:span text:style-name="T227">GEBRUIKERSN</text:span></text:span><text:span text:style-name="Definition"><text:span text:style-name="T228">aa</text:span></text:span><text:span text:style-name="Definition"><text:span text:style-name="T227">M</text:span></text:span><text:span text:style-name="Definition"><text:span text:style-name="T14">&gt;</text:span></text:span><text:span text:style-name="Definition"><text:span text:style-name="T227"><text:tab/></text:span></text:span><text:span text:style-name="T241"><draw:control text:anchor-type="as-char" svg:y="-0.4cm" draw:z-index="13" draw:name="Gberuikersnaam 4" draw:style-name="gr2" draw:text-style-name="P104" svg:width="6.002cm" svg:height="0.5cm" draw:control="control12"><svg:title>Gebruikersnaam</svg:title><svg:desc>Korte naam, bijv. jan</svg:desc></draw:control></text:span><text:span text:style-name="T241"><text:tab/></text:span><text:span text:style-name="T243">e</text:span><text:span text:style-name="T275">vt.</text:span><text:span text:style-name="T232"> 2</text:span><text:span text:style-name="T247">e</text:span><text:span text:style-name="T232"> </text:span><text:span text:style-name="T233">gebruiker</text:span></text:p>
      <text:p text:style-name="P94"><text:span text:style-name="T286">v</text:span>ervang &lt;...&gt; in deze checklist door de waarde in het tekstvak.</text:p>
      <text:p text:style-name="P41"/>
      <text:p text:style-name="P41"/>
      <text:p text:style-name="P1"><text:span text:style-name="T185">Nog niet op Linux?</text:span><text:span text:style-name="T179"><text:tab/></text:span><text:span text:style-name="T183">G</text:span><text:span text:style-name="T180">ebruik </text:span><text:span text:style-name="Strong_20_Emphasis"><text:span text:style-name="T186">Checklist </text:span></text:span><text:span text:style-name="Strong_20_Emphasis"><text:span text:style-name="T187">overzetten</text:span></text:span><text:span text:style-name="T180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1"> onder </text:span><text:span text:style-name="T184">Linux</text:span><text:span text:style-name="T182">.</text:span></text:p>
      <text:p text:style-name="P39"><text:span text:style-name="T151">Nieuwe installatie?</text:span><text:span text:style-name="T148"><text:tab/></text:span><text:span text:style-name="T150">B</text:span><text:span text:style-name="T148">egin bij hoofdstuk </text:span><text:span text:style-name="T151"><text:bookmark-ref text:reference-format="page" text:ref-name="__RefNumPara__4009_1271708128">2</text:bookmark-ref></text:span><text:span text:style-name="T148"><text:s text:c="2"/></text:span><text:span text:style-name="T152"><text:bookmark-ref text:reference-format="text" text:ref-name="__RefNumPara__4009_1271708128">Installatie uitvoeren</text:bookmark-ref></text:span><text:span text:style-name="T149">.</text:span></text:p>
      <text:p text:style-name="P23"/>
      <text:p text:style-name="P23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70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70"><draw:control text:anchor-type="as-char" draw:z-index="5" draw:name="Vorm3_ 2" draw:style-name="gr1" draw:text-style-name="P10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5">Aanmelden als </text:span></text:span><text:span text:style-name="Definition"><text:span text:style-name="T15">&lt;GEBRUIKER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113">E</text:span></text:span><text:span text:style-name="User_20_Entry"><text:span text:style-name="T128">v</text:span></text:span><text:span text:style-name="User_20_Entry"><text:span text:style-name="T129">en</text:span></text:span><text:span text:style-name="User_20_Entry"><text:span text:style-name="T131">t</text:span></text:span><text:span text:style-name="User_20_Entry"><text:span text:style-name="T132">uele </text:span></text:span><text:span text:style-name="User_20_Entry"><text:span text:style-name="T133">extra </text:span></text:span><text:span text:style-name="Definition"><text:span text:style-name="T277">gebruiker</text:span></text:span><text:span text:style-name="User_20_Entry"><text:span text:style-name="T125">s</text:span></text:span><text:span text:style-name="User_20_Entry"><text:span text:style-name="T133"> aanmelden </text:span></text:span><text:span text:style-name="User_20_Entry"><text:span text:style-name="T134">en dezelfde stappen uitvoeren</text:span></text:span><text:span text:style-name="User_20_Entry"><text:span text:style-name="T130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4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64">D</text:span></text:span><text:span text:style-name="Strong_20_Emphasis"><text:span text:style-name="T49">ruk op de </text:span></text:span><text:span text:style-name="Strong_20_Emphasis"><text:span text:style-name="T69">Super</text:span></text:span><text:span text:style-name="Strong_20_Emphasis"><text:span text:style-name="T49">-toets</text:span></text:span><text:span text:style-name="Strong_20_Emphasis"><text:span text:style-name="T28"><text:note text:id="ftn3" text:note-class="footnote"><text:note-citation>3</text:note-citation><text:note-body><text:p text:style-name="P72"><text:span text:style-name="T147">D</text:span>e <text:span text:style-name="T285">Super</text:span>-toets <text:span text:style-name="T194">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4">, </text:span></text:span><text:span text:style-name="Strong_20_Emphasis"><text:span text:style-name="T54">t</text:span></text:span><text:span text:style-name="Strong_20_Emphasis"><text:span text:style-name="T48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39"> </text:span></text:span><text:span text:style-name="Strong_20_Emphasis"><text:span text:style-name="T55">e</text:span></text:span><text:span text:style-name="Strong_20_Emphasis"><text:span text:style-name="T38">n </text:span></text:span><text:span text:style-name="Strong_20_Emphasis"><text:span text:style-name="T51">k</text:span></text:span><text:span text:style-name="Strong_20_Emphasis"><text:span text:style-name="T38">lik op het pictogram van </text:span></text:span><text:span text:style-name="Strong_20_Emphasis"><text:span text:style-name="T95">Terminalvenster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39"> de</text:span></text:span><text:span text:style-name="Strong_20_Emphasis"><text:span text:style-name="T40">z</text:span></text:span><text:span text:style-name="Strong_20_Emphasis"><text:span text:style-name="T39">e </text:span></text:span><text:span text:style-name="Strong_20_Emphasis"><text:span text:style-name="T41">twee </text:span></text:span><text:span text:style-name="Strong_20_Emphasis"><text:span text:style-name="T39">opdrachten, ieder gevolgd door de </text:span></text:span><text:span text:style-name="Strong_20_Emphasis"><text:span text:style-name="T6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5" draw:name="Vorm 3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4">D</text:span></text:span><text:span text:style-name="Strong_20_Emphasis"><text:span text:style-name="T45">ruk </text:span></text:span><text:span text:style-name="Strong_20_Emphasis"><text:span text:style-name="T46">op de </text:span></text:span><text:span text:style-name="Strong_20_Emphasis"><text:span text:style-name="T69">Super</text:span></text:span><text:span text:style-name="Strong_20_Emphasis"><text:span text:style-name="T46">-toets</text:span></text:span><text:span text:style-name="Strong_20_Emphasis"><text:span text:style-name="T29"><text:note-ref text:note-class="footnote" text:reference-format="text" text:ref-name="ftn3">3</text:note-ref></text:span></text:span><text:span text:style-name="Strong_20_Emphasis"><text:span text:style-name="T44">, </text:span></text:span><text:span text:style-name="Strong_20_Emphasis"><text:span text:style-name="T47">t</text:span></text:span><text:span text:style-name="Strong_20_Emphasis"><text:span text:style-name="T48">yp </text:span></text:span><text:span text:style-name="Strong_20_Emphasis"><text:span text:style-name="T90">men</text:span></text:span><text:span text:style-name="Strong_20_Emphasis"><text:span text:style-name="T91">u</text:span></text:span><text:span text:style-name="Strong_20_Emphasis"><text:span text:style-name="T49"> </text:span></text:span><text:span text:style-name="Strong_20_Emphasis"><text:span text:style-name="T50">e</text:span></text:span><text:span text:style-name="Strong_20_Emphasis"><text:span text:style-name="T38">n </text:span></text:span><text:span text:style-name="Strong_20_Emphasis"><text:span text:style-name="T51">k</text:span></text:span><text:span text:style-name="Strong_20_Emphasis"><text:span text:style-name="T38">lik op het pictogram van</text:span></text:span><text:span text:style-name="Strong_20_Emphasis"><text:span text:style-name="T73">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7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7">Selecteer</text:span></text:span><text:span text:style-name="Strong_20_Emphasis"><text:span text:style-name="T43"> </text:span></text:span><text:span text:style-name="Strong_20_Emphasis"><text:span text:style-name="T103">1</text:span></text:span><text:span text:style-name="Strong_20_Emphasis"><text:span text:style-name="T84"> </text:span></text:span><text:span text:style-name="Strong_20_Emphasis"><text:span text:style-name="T85">Installatie voorbereide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188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23" draw:name="Vorm 15" draw:style-name="gr1" draw:text-style-name="P103" svg:width="0.35cm" svg:height="0.35cm" draw:control="control22"/></text:p>
          </table:table-cell>
          <table:table-cell table:style-name="_32_._5f_Installatie_5f_uitvoeren.C1" office:value-type="string">
            <text:p text:style-name="P80"><text:span text:style-name="T192">Start de computer op vanaf</text:span><text:span text:style-name="T192"><text:note text:id="ftn4" text:note-class="footnote"><text:note-citation>1</text:note-citation><text:note-body><text:p text:style-name="P91"><text:span text:style-name="T138">B</text:span><text:span text:style-name="T139">ootmenu/</text:span><text:span text:style-name="T138">S</text:span><text:span text:style-name="T139">etup</text:span><text:span text:style-name="T137"> via </text:span><text:span text:style-name="T135">é</text:span><text:span text:style-name="T136">é</text:span><text:span text:style-name="T138">n van de </text:span><text:span text:style-name="Definition"><text:span text:style-name="T140">Veelgebruikte toetsen: </text:span></text:span><text:span text:style-name="Definition"><text:span text:style-name="T268">Esc, Delete, F1, F2, F9, F10, F11, of F12</text:span></text:span></text:p></text:note-body></text:note></text:span><text:span text:style-name="T192"> </text:span><text:span text:style-name="T193">een </text:span><text:span text:style-name="Strong_20_Emphasis"><text:span text:style-name="T175"><text:user-field-get text:name="Distro">Rocky Linux</text:user-field-get></text:span></text:span><text:span text:style-name="T191"><text:s/></text:span><text:span text:style-name="T176"><text:user-field-get text:name="Version">9.x</text:user-field-get></text:span><text:span text:style-name="T176"><text:s/></text:span><text:span text:style-name="Strong_20_Emphasis"><text:span text:style-name="T177">Desktop/</text:span></text:span><text:span text:style-name="Strong_20_Emphasis"><text:span text:style-name="T178">Workstation</text:span></text:span><text:span text:style-name="Strong_20_Emphasis"><text:span text:style-name="T106"> </text:span></text:span><text:span text:style-name="Strong_20_Emphasis"><text:span text:style-name="T107">L</text:span></text:span><text:span text:style-name="T108">ive</text:span><text:span text:style-name="T108"><text:note text:id="ftn5" text:note-class="footnote"><text:note-citation>2</text:note-citation><text:note-body><text:p text:style-name="P69"><text:span text:style-name="T249">Vanaf ee</text:span>n <text:span text:style-name="T279">L</text:span>ive <text:span text:style-name="T278">USB</text:span><text:span text:style-name="T252">-stick</text:span><text:span text:style-name="T12"> </text:span>kunt <text:span text:style-name="T249">u opstarten en</text:span> <text:span text:style-name="T10">met </text:span><text:span text:style-name="Strong_20_Emphasis"><text:span text:style-name="T196"><text:user-field-get text:name="Distro">Rocky Linux</text:user-field-get></text:span></text:span><text:span text:style-name="Strong_20_Emphasis"><text:span text:style-name="T196"><text:s/></text:span></text:span>werken zonder enige bestanden op de harde schijf te wijzigen en maakt ook installatie van <text:span text:style-name="Strong_20_Emphasis"><text:span text:style-name="T196"><text:user-field-get text:name="Distro">Rocky Linux</text:user-field-get></text:span></text:span><text:span text:style-name="Strong_20_Emphasis"><text:span text:style-name="T196"><text:s/></text:span></text:span>mogelijk.</text:p></text:note-body></text:note></text:span><text:span text:style-name="T108"> </text:span><text:span text:style-name="T111">USB</text:span><text:span text:style-name="T109">-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88"><text:span text:style-name="T109">stick</text:span><text:span text:style-name="T109"><text:note text:id="ftn6" text:note-class="footnote"><text:note-citation>3</text:note-citation><text:note-body><text:p text:style-name="P87"><text:span text:style-name="Strong_20_Emphasis"><text:span text:style-name="T124">Maak een opstartbare USB-stick</text:span></text:span><text:span text:style-name="Strong_20_Emphasis"><text:span text:style-name="T119">:<text:line-break/></text:span></text:span><text:span text:style-name="Strong_20_Emphasis"><text:span text:style-name="T114">Download </text:span></text:span><text:span text:style-name="Strong_20_Emphasis"><text:span text:style-name="T115">een </text:span></text:span><text:span text:style-name="Strong_20_Emphasis"><text:span text:style-name="T120">CD</text:span></text:span><text:span text:style-name="Strong_20_Emphasis"><text:span text:style-name="T123">-beeldbestand</text:span></text:span><text:span text:style-name="Strong_20_Emphasis"><text:span text:style-name="T116"> </text:span></text:span><text:span text:style-name="Strong_20_Emphasis"><text:span text:style-name="T117">(.iso) </text:span></text:span><text:span text:style-name="Strong_20_Emphasis"><text:span text:style-name="T116">vanaf </text:span></text:span><text:a xlink:type="simple" xlink:href="https://rockylinux.org/nl/download" text:style-name="Internet_20_link" text:visited-style-name="Visited_20_Internet_20_Link"><text:span text:style-name="Strong_20_Emphasis"><text:span text:style-name="T251">rockylinux.org/nl/download</text:span></text:span></text:a><text:span text:style-name="Strong_20_Emphasis"><text:span text:style-name="T116">, </text:span></text:span><text:span text:style-name="Strong_20_Emphasis"><text:span text:style-name="T122">klik onder </text:span></text:span><text:span text:style-name="Strong_20_Emphasis"><text:span text:style-name="T127">Desktop/Workstation Live Images</text:span></text:span><text:span text:style-name="Strong_20_Emphasis"><text:span text:style-name="T122"> op </text:span></text:span><text:span text:style-name="Strong_20_Emphasis"><text:span text:style-name="T143">Rocky Linux </text:span></text:span><text:span text:style-name="Strong_20_Emphasis"><text:span text:style-name="T143"><text:user-field-get text:name="Version">9.x</text:user-field-get></text:span></text:span><text:span text:style-name="Strong_20_Emphasis"><text:span text:style-name="T141">, </text:span></text:span><text:span text:style-name="Strong_20_Emphasis"><text:span text:style-name="T142">en klik</text:span></text:span><text:span text:style-name="Strong_20_Emphasis"><text:span text:style-name="T141"> o</text:span></text:span><text:span text:style-name="Strong_20_Emphasis"><text:span text:style-name="T142">p</text:span></text:span><text:span text:style-name="Strong_20_Emphasis"><text:span text:style-name="T141"> </text:span></text:span><text:span text:style-name="Strong_20_Emphasis"><text:span text:style-name="T143">GNOME</text:span></text:span><text:span text:style-name="Strong_20_Emphasis"><text:span text:style-name="T141">.</text:span></text:span><text:span text:style-name="Strong_20_Emphasis"><text:span text:style-name="T118"><text:line-break/>De </text:span></text:span><text:span text:style-name="Strong_20_Emphasis"><text:span text:style-name="T121">ver</text:span></text:span><text:span text:style-name="Strong_20_Emphasis"><text:span text:style-name="T118">volgstappen staan beschreven in </text:span></text:span><text:span text:style-name="Strong_20_Emphasis"><text:span text:style-name="T126">Linux informatie</text:span></text:span><text:span text:style-name="Strong_20_Emphasis"><text:span text:style-name="T118">, te vinden op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118">, onder </text:span></text:span><text:span text:style-name="Strong_20_Emphasis"><text:span text:style-name="T126">Linux</text:span></text:span><text:span text:style-name="Strong_20_Emphasis"><text:span text:style-name="T118">.</text:span></text:span></text:p></text:note-body></text:note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><text:span text:style-name="Strong_20_Emphasis"><text:span text:style-name="T67">Selecteer</text:span></text:span><text:span text:style-name="Strong_20_Emphasis"><text:span text:style-name="T32"> </text:span></text:span><text:span text:style-name="Strong_20_Emphasis"><text:span text:style-name="T24">Start</text:span></text:span><text:span text:style-name="Strong_20_Emphasis"><text:span text:style-name="T33">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9.x</text:user-field-get></text:span></text:span><text:span text:style-name="Strong_20_Emphasis"><text:span text:style-name="T34"><text:s/></text:span></text:span><text:span text:style-name="Strong_20_Emphasis"><text:span text:style-name="T74">en druk op de </text:span></text:span><text:span text:style-name="Strong_20_Emphasis"><text:span text:style-name="T75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8" draw:name="Vorm 1" draw:style-name="gr1" draw:text-style-name="P103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3"><text:span text:style-name="Strong_20_Emphasis"><text:span text:style-name="T83">Klik op </text:span></text:span><text:span text:style-name="Strong_20_Emphasis"><text:span text:style-name="T97">Install to Hard Drive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53"><text:span text:style-name="Strong_20_Emphasis"><text:span text:style-name="T269">Volg de installatieschermen en vul deze in.</text:span></text:span><text:span text:style-name="T261"/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59"><text:span text:style-name="Strong_20_Emphasis"><text:span text:style-name="T112"><draw:control text:anchor-type="as-char" draw:z-index="25" draw:name="Vorm 13" draw:style-name="gr1" draw:text-style-name="P10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19">Bij</text:span><text:span text:style-name="T218"> </text:span><text:span text:style-name="Strong_20_Emphasis"><text:span text:style-name="T217">WELCOME </text:span></text:span><text:span text:style-name="Strong_20_Emphasis"><text:span text:style-name="T220">BIJ</text:span></text:span><text:span text:style-name="Strong_20_Emphasis"><text:span text:style-name="T217"> ROCKY LINUX </text:span></text:span><text:span text:style-name="Strong_20_Emphasis"><text:span text:style-name="T217"><text:user-field-get text:name="Version">9.x</text:user-field-get></text:span></text:span><text:span text:style-name="Strong_20_Emphasis"><text:span text:style-name="T221"><text:s/>select</text:span></text:span><text:span text:style-name="Strong_20_Emphasis"><text:span text:style-name="T222">eer</text:span></text:span><text:span text:style-name="Strong_20_Emphasis"><text:span text:style-name="T224"> </text:span></text:span><text:span text:style-name="Strong_20_Emphasis"><text:span text:style-name="T226">Nederlands</text:span></text:span><text:span text:style-name="Strong_20_Emphasis"><text:span text:style-name="T224"> en klik</text:span></text:span><text:span text:style-name="Strong_20_Emphasis"><text:span text:style-name="T225"> </text:span></text:span><text:span text:style-name="Strong_20_Emphasis"><text:span text:style-name="T224">op</text:span></text:span><text:span text:style-name="Strong_20_Emphasis"><text:span text:style-name="T223"> </text:span></text:span><text:span text:style-name="Strong_20_Emphasis"><text:span text:style-name="T214">Doorgaan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1" draw:name="Vorm 2" draw:style-name="gr1" draw:text-style-name="P10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09">O</text:span><text:span text:style-name="T207">nder </text:span><text:span text:style-name="T211">SYSTEEM</text:span><text:span text:style-name="T207"> </text:span><text:span text:style-name="T209">klik </text:span><text:span text:style-name="T207">op </text:span><text:span text:style-name="T211">Installatiebestemming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0" office:value-type="string">
            <text:p text:style-name="P86"><text:span text:style-name="T207">Controleer </text:span><text:span text:style-name="T210">de </text:span><text:span text:style-name="T213">Apparaatselectie</text:span><text:span text:style-name="T207"> en klik op </text:span><text:span text:style-name="T211">Klaar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2" draw:name="Vorm 12" draw:style-name="gr1" draw:text-style-name="P10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09">O</text:span><text:span text:style-name="T207">nder </text:span><text:span text:style-name="T211">SYSTEEM</text:span><text:span text:style-name="T207"> </text:span><text:span text:style-name="T209">klik </text:span><text:span text:style-name="T207">op </text:span><text:span text:style-name="T211">Netwerk &amp; hostnaam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06">V</text:span><text:span text:style-name="T204">ul </text:span><text:span text:style-name="T205">in </text:span><text:span text:style-name="Strong_20_Emphasis"><text:span text:style-name="T208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197"> </text:span></text:span><text:span text:style-name="Strong_20_Emphasis"><text:span text:style-name="T199">en klik op </text:span></text:span><text:span text:style-name="Strong_20_Emphasis"><text:span text:style-name="T212">Toepassen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08">K</text:span><text:span text:style-name="T207">lik op </text:span><text:span text:style-name="T211">Klaar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7" draw:name="Vorm 10" draw:style-name="gr1" draw:text-style-name="P103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09">O</text:span><text:span text:style-name="T207">nder</text:span><text:span text:style-name="T203"> </text:span><text:span text:style-name="Strong_20_Emphasis"><text:span text:style-name="T207">GEBRUIKERSINSTELLINGEN</text:span></text:span><text:span text:style-name="Strong_20_Emphasis"><text:span text:style-name="T200"> </text:span></text:span><text:span text:style-name="Strong_20_Emphasis"><text:span text:style-name="T201">klik </text:span></text:span><text:span text:style-name="T207">op </text:span><text:span text:style-name="T211">Gebruiker aanmaken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7" office:value-type="string">
            <text:p text:style-name="P84"><text:span text:style-name="T282">Vul in </text:span><text:span text:style-name="Strong_20_Emphasis"><text:span text:style-name="T100">Volledige naam</text:span></text:span><text:span text:style-name="Strong_20_Emphasis"><text:span text:style-name="T78"> </text:span></text:span><text:span text:style-name="Definition"><text:span text:style-name="T14">&lt;GEBRUIKER&gt;</text:span></text:span><text:span text:style-name="Strong_20_Emphasis"><text:span text:style-name="T79">, <text:line-break/></text:span></text:span><text:span text:style-name="Strong_20_Emphasis"><text:span text:style-name="T100">Gebruikersnaam</text:span></text:span><text:span text:style-name="Strong_20_Emphasis"><text:span text:style-name="T78"> &lt;</text:span></text:span><text:span text:style-name="Definition"><text:span text:style-name="T7">gebruikersnaam&gt;</text:span></text:span><text:span text:style-name="Strong_20_Emphasis"><text:span text:style-name="T78">,</text:span></text:span></text:p>
            <text:p text:style-name="P81"><text:span text:style-name="Strong_20_Emphasis"><text:span text:style-name="T81">vink aan </text:span></text:span><text:span text:style-name="Strong_20_Emphasis"><text:span text:style-name="T96">Maak deze gebruiker beheerder</text:span></text:span><text:span text:style-name="Strong_20_Emphasis"><text:span text:style-name="T81">,</text:span></text:span></text:p>
            <text:p text:style-name="P82"><text:span text:style-name="Strong_20_Emphasis"><text:span text:style-name="T80">g</text:span></text:span><text:span text:style-name="Strong_20_Emphasis"><text:span text:style-name="T81">eef tweemaal een </text:span></text:span><text:span text:style-name="Strong_20_Emphasis"><text:span text:style-name="T100">wachtwoord</text:span></text:span><text:span text:style-name="Strong_20_Emphasis"><text:span text:style-name="T81"> </text:span></text:span><text:span text:style-name="Strong_20_Emphasis"><text:span text:style-name="T82">en k</text:span></text:span><text:span text:style-name="Strong_20_Emphasis"><text:span text:style-name="T81">lik op </text:span></text:span><text:span text:style-name="Strong_20_Emphasis"><text:span text:style-name="T96">Klaar</text:span></text:span><text:span text:style-name="Strong_20_Emphasis"><text:span text:style-name="T81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4" draw:name="Vorm 14" draw:style-name="gr1" draw:text-style-name="P10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2">Klik op </text:span></text:span><text:span text:style-name="Strong_20_Emphasis"><text:span text:style-name="T215">Begin installati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9" draw:name="Vorm 11" draw:style-name="gr1" draw:text-style-name="P103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2">Klik op </text:span></text:span><text:span text:style-name="Strong_20_Emphasis"><text:span text:style-name="T216">I</text:span></text:span><text:span text:style-name="Strong_20_Emphasis"><text:span text:style-name="T215">nstallatie </text:span></text:span><text:span text:style-name="Strong_20_Emphasis"><text:span text:style-name="T216">voltooie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7"><draw:control text:anchor-type="as-char" draw:z-index="26" draw:name="Vorm 6" draw:style-name="gr1" draw:text-style-name="P10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4">Hers</text:span><text:span text:style-name="T283">tart het systeem</text:span>.</text:p>
          </table:table-cell>
        </table:table-row>
      </table:table>
      <text:p text:style-name="P44"><text:span text:style-name="Strong_20_Emphasis"><text:span text:style-name="T76"/></text:span></text:p>
      <text:list text:continue-numbering="true" text:style-name="L1">
        <text:list-item>
          <text:p text:style-name="P96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5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2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0"><text:span text:style-name="Strong_20_Emphasis"><text:span text:style-name="T31">Aanmelden als </text:span></text:span><text:span text:style-name="Definition"><text:span text:style-name="T16">&lt;GEBRUIKER&gt;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8"><text:span text:style-name="Strong_20_Emphasis"><text:span text:style-name="T77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71"><draw:control text:anchor-type="as-char" draw:z-index="7" draw:name="Vorm13_1" draw:style-name="gr1" draw:text-style-name="P10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97"><text:span text:style-name="Strong_20_Emphasis"><text:span text:style-name="T270">Volg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72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65">D</text:span></text:span><text:span text:style-name="Strong_20_Emphasis"><text:span text:style-name="T56">ruk</text:span></text:span><text:span text:style-name="Strong_20_Emphasis"><text:span text:style-name="T44"> op</text:span></text:span><text:span text:style-name="Strong_20_Emphasis"><text:span text:style-name="T57"> de </text:span></text:span><text:span text:style-name="Strong_20_Emphasis"><text:span text:style-name="T69">Super</text:span></text:span><text:span text:style-name="Strong_20_Emphasis"><text:span text:style-name="T57">-toets</text:span></text:span><text:span text:style-name="Strong_20_Emphasis"><text:span text:style-name="T30"><text:note text:id="ftn7" text:note-class="footnote"><text:note-citation>1</text:note-citation><text:note-body><text:p text:style-name="P43"><text:span text:style-name="T159">De </text:span><text:span text:style-name="T161">Super</text:span><text:span text:style-name="T159">-toets is de Windows-toets, Command-toets </text:span><text:span text:style-name="T160">(Apple)</text:span><text:span text:style-name="T159">, of Vergrootglas-toets </text:span><text:span text:style-name="T160">(Chromebook)</text:span><text:span text:style-name="T159">.</text:span></text:p></text:note-body></text:note></text:span></text:span><text:span text:style-name="Strong_20_Emphasis"><text:span text:style-name="T44">, </text:span></text:span><text:span text:style-name="Strong_20_Emphasis"><text:span text:style-name="T54">t</text:span></text:span><text:span text:style-name="Strong_20_Emphasis"><text:span text:style-name="T48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39"> </text:span></text:span><text:span text:style-name="Strong_20_Emphasis"><text:span text:style-name="T55">e</text:span></text:span><text:span text:style-name="Strong_20_Emphasis"><text:span text:style-name="T38">n </text:span></text:span><text:span text:style-name="Strong_20_Emphasis"><text:span text:style-name="T51">k</text:span></text:span><text:span text:style-name="Strong_20_Emphasis"><text:span text:style-name="T38">lik op het pictogram van </text:span></text:span><text:span text:style-name="Strong_20_Emphasis"><text:span text:style-name="T95">Terminalvenst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39"> de</text:span></text:span><text:span text:style-name="Strong_20_Emphasis"><text:span text:style-name="T58">z</text:span></text:span><text:span text:style-name="Strong_20_Emphasis"><text:span text:style-name="T39">e </text:span></text:span><text:span text:style-name="Strong_20_Emphasis"><text:span text:style-name="T41">twee </text:span></text:span><text:span text:style-name="Strong_20_Emphasis"><text:span text:style-name="T39">opdrachten, ieder gevolgd door de </text:span></text:span><text:span text:style-name="Strong_20_Emphasis"><text:span text:style-name="T6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72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5">D</text:span></text:span><text:span text:style-name="Strong_20_Emphasis"><text:span text:style-name="T60">ruk</text:span></text:span><text:span text:style-name="Strong_20_Emphasis"><text:span text:style-name="T59"> op</text:span></text:span><text:span text:style-name="Strong_20_Emphasis"><text:span text:style-name="T57"> de </text:span></text:span><text:span text:style-name="Strong_20_Emphasis"><text:span text:style-name="T69">Super</text:span></text:span><text:span text:style-name="Strong_20_Emphasis"><text:span text:style-name="T57">-toets</text:span></text:span><text:span text:style-name="Strong_20_Emphasis"><text:span text:style-name="T28"><text:note-ref text:note-class="footnote" text:reference-format="text" text:ref-name="ftn7">1</text:note-ref></text:span></text:span><text:span text:style-name="Strong_20_Emphasis"><text:span text:style-name="T44">, </text:span></text:span><text:span text:style-name="Strong_20_Emphasis"><text:span text:style-name="T54">t</text:span></text:span><text:span text:style-name="Strong_20_Emphasis"><text:span text:style-name="T48">yp </text:span></text:span><text:span text:style-name="Strong_20_Emphasis"><text:span text:style-name="T92">men</text:span></text:span><text:span text:style-name="Strong_20_Emphasis"><text:span text:style-name="T91">u</text:span></text:span><text:span text:style-name="Strong_20_Emphasis"><text:span text:style-name="T49"> </text:span></text:span><text:span text:style-name="Strong_20_Emphasis"><text:span text:style-name="T55">e</text:span></text:span><text:span text:style-name="Strong_20_Emphasis"><text:span text:style-name="T38">n </text:span></text:span><text:span text:style-name="Strong_20_Emphasis"><text:span text:style-name="T51">k</text:span></text:span><text:span text:style-name="Strong_20_Emphasis"><text:span text:style-name="T38">lik op het pictogram van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7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7">Selecteer</text:span></text:span><text:span text:style-name="Strong_20_Emphasis"><text:span text:style-name="T52"> </text:span></text:span><text:span text:style-name="Strong_20_Emphasis"><text:span text:style-name="T104">3</text:span></text:span><text:span text:style-name="Strong_20_Emphasis"><text:span text:style-name="T86"> </text:span></text:span><text:span text:style-name="Strong_20_Emphasis"><text:span text:style-name="T87">Installatie</text:span></text:span><text:span text:style-name="Strong_20_Emphasis"><text:span text:style-name="T88"> </text:span></text:span><text:span text:style-name="Strong_20_Emphasis"><text:span text:style-name="T89">afronde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45"><text:span text:style-name="Strong_20_Emphasis"><text:span text:style-name="T31"><text:tab/></text:span></text:span></text:p>
      <text:p text:style-name="P46"><text:span text:style-name="Strong_20_Emphasis"><text:span text:style-name="T53"/></text:span></text:p>
      <text:p text:style-name="P47"><text:span text:style-name="Strong_20_Emphasis"><text:span text:style-name="T43"/></text:span></text:p>
      <text:list text:continue-numbering="true" text:style-name="L1">
        <text:list-item>
          <text:p text:style-name="P100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2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72"><draw:control text:anchor-type="as-char" draw:z-index="6" draw:name="Vorm40_ 1" draw:style-name="gr1" draw:text-style-name="P103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1">Aanmelden als </text:span></text:span><text:span text:style-name="Definition"><text:span text:style-name="T17">&lt;GEBRUIKER&gt;</text:span></text:span><text:span text:style-name="Strong_20_Emphasis"><text:span text:style-name="T61"><text:note text:id="ftn8" text:note-class="footnote"><text:note-citation>1</text:note-citation><text:note-body><text:p text:style-name="P56"><text:span text:style-name="User_20_Entry"><text:span text:style-name="T144">E</text:span></text:span><text:span text:style-name="User_20_Entry"><text:span text:style-name="T146">ventuele extra </text:span></text:span><text:span text:style-name="Definition"><text:span text:style-name="T276">gebruiker</text:span></text:span><text:span text:style-name="User_20_Entry"><text:span text:style-name="T145">s </text:span></text:span><text:span text:style-name="User_20_Entry"><text:span text:style-name="T146">aanmelden en dezelfde stappen uitvoeren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71"><draw:control text:anchor-type="as-char" draw:z-index="8" draw:name="Vorm13_ 1" draw:style-name="gr1" draw:text-style-name="P103" svg:width="0.35cm" svg:height="0.35cm" draw:control="control7"/></text:span></text:span></text:p>
          </table:table-cell>
          <table:table-cell table:style-name="Tabel2.D2" office:value-type="string">
            <text:p text:style-name="P97"><text:span text:style-name="Strong_20_Emphasis"><text:span text:style-name="T270">Volg de welkomstschermen.</text:span></text:span><text:span text:style-name="T287"/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2"><draw:control text:anchor-type="as-char" draw:z-index="19" draw:name="Vorm 8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67"><text:span text:style-name="Strong_20_Emphasis"><text:span text:style-name="T72"><draw:control text:anchor-type="as-char" draw:z-index="20" draw:name="Vorm 9" draw:style-name="gr1" draw:text-style-name="P103" svg:width="0.35cm" svg:height="0.35cm" draw:control="control19"/></text:span></text:span></text:p>
          </table:table-cell>
          <table:table-cell table:style-name="Tabel2.D5" office:value-type="string">
            <text:p text:style-name="P20"><text:span text:style-name="Strong_20_Emphasis"><text:span text:style-name="T66">D</text:span></text:span><text:span text:style-name="Strong_20_Emphasis"><text:span text:style-name="T60">ruk</text:span></text:span><text:span text:style-name="Strong_20_Emphasis"><text:span text:style-name="T59"> op</text:span></text:span><text:span text:style-name="Strong_20_Emphasis"><text:span text:style-name="T57"> de </text:span></text:span><text:span text:style-name="Strong_20_Emphasis"><text:span text:style-name="T69">Super</text:span></text:span><text:span text:style-name="Strong_20_Emphasis"><text:span text:style-name="T57">-toets</text:span></text:span><text:span text:style-name="Strong_20_Emphasis"><text:span text:style-name="T28"><text:note text:id="ftn9" text:note-class="footnote"><text:note-citation>2</text:note-citation><text:note-body><text:p text:style-name="P42"><text:span text:style-name="T159">De </text:span><text:span text:style-name="T161">Super</text:span><text:span text:style-name="T159">-toets is de Windows-toets, Command-toets </text:span><text:span text:style-name="T160">(Apple)</text:span><text:span text:style-name="T159">, of Vergrootglas-toets </text:span><text:span text:style-name="T160">(Chromebook)</text:span><text:span text:style-name="T159">.</text:span></text:p></text:note-body></text:note></text:span></text:span><text:span text:style-name="Strong_20_Emphasis"><text:span text:style-name="T44">, </text:span></text:span><text:span text:style-name="Strong_20_Emphasis"><text:span text:style-name="T54">t</text:span></text:span><text:span text:style-name="Strong_20_Emphasis"><text:span text:style-name="T48">yp </text:span></text:span><text:span text:style-name="Strong_20_Emphasis"><text:span text:style-name="T92">men</text:span></text:span><text:span text:style-name="Strong_20_Emphasis"><text:span text:style-name="T91">u</text:span></text:span><text:span text:style-name="Strong_20_Emphasis"><text:span text:style-name="T49"> </text:span></text:span><text:span text:style-name="Strong_20_Emphasis"><text:span text:style-name="T55">e</text:span></text:span><text:span text:style-name="Strong_20_Emphasis"><text:span text:style-name="T38">n </text:span></text:span><text:span text:style-name="Strong_20_Emphasis"><text:span text:style-name="T51">k</text:span></text:span><text:span text:style-name="Strong_20_Emphasis"><text:span text:style-name="T38">lik op het pictogram van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19"><text:span text:style-name="Strong_20_Emphasis"><text:span text:style-name="T67">Selecteer</text:span></text:span><text:span text:style-name="Strong_20_Emphasis"><text:span text:style-name="T52"> </text:span></text:span><text:span text:style-name="Strong_20_Emphasis"><text:span text:style-name="T104">4</text:span></text:span><text:span text:style-name="Strong_20_Emphasis"><text:span text:style-name="T86"> </text:span></text:span><text:span text:style-name="Strong_20_Emphasis"><text:span text:style-name="T68">Gebruiker inrichten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16"><text:span text:style-name="Strong_20_Emphasis"><text:span text:style-name="T62"/></text:span></text:p>
      <text:p text:style-name="P37"/>
      <text:p text:style-name="P38"><text:span text:style-name="T153">E</text:span><text:span text:style-name="T154">inde c</text:span><text:span text:style-name="T155">hecklist, </text:span><text:span text:style-name="T156">d</text:span><text:span text:style-name="T155">e installatie van </text:span><text:span text:style-name="Strong_20_Emphasis"><text:span text:style-name="T172"><text:user-field-get text:name="Distro">Rocky Linux</text:user-field-get></text:span></text:span><text:span text:style-name="T157"><text:s/></text:span><text:span text:style-name="T158"><text:user-field-get text:name="Version">9.x</text:user-field-get></text:span><text:span text:style-name="T158"><text:s/></text:span><text:span text:style-name="Strong_20_Emphasis"><text:span text:style-name="T173">Desktop/</text:span></text:span><text:span text:style-name="Strong_20_Emphasis"><text:span text:style-name="T174">Workstation</text:span></text:span><text:span text:style-name="Strong_20_Emphasis"><text:span text:style-name="T105"> </text:span></text:span><text:span text:style-name="T155">is voltooid.</text:span></text:p>
      <text:p text:style-name="P8"/>
      <text:list text:style-name="L2">
        <text:list-header>
          <text:p text:style-name="P101"><text:span text:style-name="Emphasis"><text:span text:style-name="T26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5">.</text:span></text:span></text:p>
          <text:p text:style-name="P102"><text:span text:style-name="Emphasis"><text:span text:style-name="T267">Licentie </text:span></text:span><text:span text:style-name="Emphasis"><text:span text:style-name="T265">C</text:span></text:span><text:span text:style-name="Emphasis"><text:span text:style-name="T266">C0</text:span></text:span><text:span text:style-name="Emphasis"><text:span text:style-name="T265"> 1.0 </text:span></text:span><text:span text:style-name="Emphasis"><text:span text:style-name="T26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1-20T09:34:07.449030191">20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4:07.317929423</dc:date>
    <meta:keyword>Installatie</meta:keyword>
    <meta:keyword>Checklist</meta:keyword>
    <meta:keyword>Linux</meta:keyword>
    <meta:editing-cycles>6973</meta:editing-cycles>
    <meta:editing-duration>P12DT12H49M40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506" meta:character-count="3601" meta:non-whitespace-character-count="3150"/>
    <meta:user-defined meta:name="Info 1"/>
    <meta:user-defined meta:name="Info 2"/>
    <meta:user-defined meta:name="Info 3"/>
    <meta:user-defined meta:name="Info 4"/>
  </office:meta>
</office:document-meta>
</file>